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5.951cm"/>
    </style:style>
    <style:style style:name="co3" style:family="table-column">
      <style:table-column-properties fo:break-before="auto" style:column-width="4.022cm"/>
    </style:style>
    <style:style style:name="ro1" style:family="table-row">
      <style:table-row-properties style:row-height="0.70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813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3" table:default-cell-style-name="ce4"/>
        <table:table-column table:style-name="co3" table:default-cell-style-name="ce2"/>
        <table:table-column table:style-name="co3" table:default-cell-style-name="ce6"/>
        <table:table-column table:style-name="co3" table:number-columns-repeated="1016" table:default-cell-style-name="ce2"/>
        <table:table-row table:style-name="ro1">
          <table:table-cell table:style-name="ce1" office:value-type="string">
            <text:p>ID Ordine</text:p>
          </table:table-cell>
          <table:table-cell table:style-name="ce1" office:value-type="string">
            <text:p>Prodotto</text:p>
          </table:table-cell>
          <table:table-cell table:style-name="ce1" office:value-type="string">
            <text:p>Categoria Prodotto</text:p>
          </table:table-cell>
          <table:table-cell table:style-name="ce1" office:value-type="string">
            <text:p>Regione di Origine</text:p>
          </table:table-cell>
          <table:table-cell table:style-name="ce1" office:value-type="string">
            <text:p>Quantità Venduta</text:p>
          </table:table-cell>
          <table:table-cell table:style-name="ce3" office:value-type="string">
            <text:p>Prezzo Unitario (€)</text:p>
          </table:table-cell>
          <table:table-cell table:style-name="ce1" office:value-type="string">
            <text:p>Spedizione Nazionale</text:p>
          </table:table-cell>
          <table:table-cell table:style-name="ce5" office:value-type="string">
            <text:p>Peso Lordo Pacco (kg)</text:p>
          </table:table-cell>
          <table:table-cell table:style-name="ce1" office:value-type="string">
            <text:p>Fascia Prezzo</text:p>
          </table:table-cell>
          <table:table-cell table:style-name="ce1" office:value-type="string">
            <text:p>Valore Ordine</text:p>
          </table:table-cell>
          <table:table-cell table:number-columns-repeated="1014"/>
        </table:table-row>
        <table:table-row table:style-name="ro1">
          <table:table-cell table:style-name="ce1" office:value-type="float" office:value="1001">
            <text:p>1001</text:p>
          </table:table-cell>
          <table:table-cell office:value-type="string">
            <text:p>Olio EVO Taggiasco</text:p>
          </table:table-cell>
          <table:table-cell office:value-type="string">
            <text:p>Olio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18.5">
            <text:p>€ 18,5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formula="of:=IF([.F2]&gt;20;&quot;Alta&quot;;IF([.F2]&gt;=10;&quot;Media&quot;;&quot;Bassa&quot;))" office:value-type="string" office:string-value="Media">
            <text:p>Media</text:p>
          </table:table-cell>
          <table:table-cell table:formula="of:=[.E2]*[.F2]" office:value-type="currency" office:currency="EUR" office:value="37">
            <text:p>€ 37,00</text:p>
          </table:table-cell>
          <table:table-cell table:formula="of:=SUM([.E2:.E61])" office:value-type="float" office:value="122">
            <text:p>122</text:p>
          </table:table-cell>
          <table:table-cell table:number-columns-repeated="1013"/>
        </table:table-row>
        <table:table-row table:style-name="ro1">
          <table:table-cell table:style-name="ce1" office:value-type="float" office:value="1002">
            <text:p>1002</text:p>
          </table:table-cell>
          <table:table-cell office:value-type="string">
            <text:p>Parmigiano Reggiano 24 Mesi</text:p>
          </table:table-cell>
          <table:table-cell office:value-type="string">
            <text:p>Formaggi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2">
            <text:p>€ 22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 table:formula="of:=IF([.F3]&gt;20;&quot;Alta&quot;;IF([.F3]&gt;=10;&quot;Media&quot;;&quot;Bassa&quot;))" office:value-type="string" office:string-value="Alta">
            <text:p>Alta</text:p>
          </table:table-cell>
          <table:table-cell table:formula="of:=[.E3]*[.F3]" office:value-type="currency" office:currency="EUR" office:value="22">
            <text:p>€ 22,00</text:p>
          </table:table-cell>
          <table:table-cell table:formula="of:=AVERAGE([.F2:.F61])" office:value-type="currency" office:currency="EUR" office:value="12.0766666666667">
            <text:p>€ 12,08</text:p>
          </table:table-cell>
          <table:table-cell table:number-columns-repeated="1013"/>
        </table:table-row>
        <table:table-row table:style-name="ro1">
          <table:table-cell table:style-name="ce1" office:value-type="float" office:value="1003">
            <text:p>1003</text:p>
          </table:table-cell>
          <table:table-cell office:value-type="string">
            <text:p>Confettura di Fichi Bio</text:p>
          </table:table-cell>
          <table:table-cell office:value-type="string">
            <text:p>Conserva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7.5">
            <text:p>€ 7,50</text:p>
          </table:table-cell>
          <table:table-cell office:value-type="string">
            <text:p>NO</text:p>
          </table:table-cell>
          <table:table-cell office:value-type="float" office:value="0.9">
            <text:p>0,90 </text:p>
          </table:table-cell>
          <table:table-cell table:formula="of:=IF([.F4]&gt;20;&quot;Alta&quot;;IF([.F4]&gt;=10;&quot;Media&quot;;&quot;Bassa&quot;))" office:value-type="string" office:string-value="Bassa">
            <text:p>Bassa</text:p>
          </table:table-cell>
          <table:table-cell table:formula="of:=[.E4]*[.F4]" office:value-type="currency" office:currency="EUR" office:value="22.5">
            <text:p>€ 22,50</text:p>
          </table:table-cell>
          <table:table-cell table:formula="of:=COUNTIF([.C2:.C61];&quot;Vino&quot;)"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style-name="ce1" office:value-type="float" office:value="1004">
            <text:p>1004</text:p>
          </table:table-cell>
          <table:table-cell office:value-type="string">
            <text:p>Vino Chianti Classico DOCG</text:p>
          </table:table-cell>
          <table:table-cell office:value-type="string">
            <text:p>Vino</text:p>
          </table:table-cell>
          <table:table-cell office:value-type="string">
            <text:p>Toscana</text:p>
          </table:table-cell>
          <table:table-cell office:value-type="float" office:value="6">
            <text:p>6</text:p>
          </table:table-cell>
          <table:table-cell office:value-type="currency" office:currency="EUR" office:value="12">
            <text:p>€ 12,00</text:p>
          </table:table-cell>
          <table:table-cell office:value-type="string">
            <text:p>SI</text:p>
          </table:table-cell>
          <table:table-cell office:value-type="float" office:value="9">
            <text:p>9,00 </text:p>
          </table:table-cell>
          <table:table-cell table:formula="of:=IF([.F5]&gt;20;&quot;Alta&quot;;IF([.F5]&gt;=10;&quot;Media&quot;;&quot;Bassa&quot;))" office:value-type="string" office:string-value="Media">
            <text:p>Media</text:p>
          </table:table-cell>
          <table:table-cell table:formula="of:=[.E5]*[.F5]" office:value-type="currency" office:currency="EUR" office:value="72">
            <text:p>€ 72,00</text:p>
          </table:table-cell>
          <table:table-cell table:formula="of:=SUMIF([.D2:.D61];&quot;Toscana&quot;;[.E2:.E61])"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style-name="ce1" office:value-type="float" office:value="1005">
            <text:p>1005</text:p>
          </table:table-cell>
          <table:table-cell office:value-type="string">
            <text:p>Limoncello Artigianale</text:p>
          </table:table-cell>
          <table:table-cell office:value-type="string">
            <text:p>Liquore</text:p>
          </table:table-cell>
          <table:table-cell office:value-type="string">
            <text:p>Campani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1.5">
            <text:p>1,50 </text:p>
          </table:table-cell>
          <table:table-cell table:formula="of:=IF([.F6]&gt;20;&quot;Alta&quot;;IF([.F6]&gt;=10;&quot;Media&quot;;&quot;Bassa&quot;))" office:value-type="string" office:string-value="Media">
            <text:p>Media</text:p>
          </table:table-cell>
          <table:table-cell table:formula="of:=[.E6]*[.F6]" office:value-type="currency" office:currency="EUR" office:value="15">
            <text:p>€ 15,00</text:p>
          </table:table-cell>
          <table:table-cell table:style-name="ce7" table:formula="of:=AVERAGEIF([.C2:.C61];&quot;Olio&quot;;[.F2:.F61])" office:value-type="currency" office:currency="EUR" office:value="17.1666666666667">
            <text:p>€ 17,17</text:p>
          </table:table-cell>
          <table:table-cell table:number-columns-repeated="1013"/>
        </table:table-row>
        <table:table-row table:style-name="ro1">
          <table:table-cell table:style-name="ce1" office:value-type="float" office:value="1006">
            <text:p>1006</text:p>
          </table:table-cell>
          <table:table-cell office:value-type="string">
            <text:p>Pasta di Gragnano IGP</text:p>
          </table:table-cell>
          <table:table-cell office:value-type="string">
            <text:p>Past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3.5">
            <text:p>€ 3,50</text:p>
          </table:table-cell>
          <table:table-cell office:value-type="string">
            <text:p>NO</text:p>
          </table:table-cell>
          <table:table-cell office:value-type="float" office:value="2.1">
            <text:p>2,10 </text:p>
          </table:table-cell>
          <table:table-cell table:formula="of:=IF([.F7]&gt;20;&quot;Alta&quot;;IF([.F7]&gt;=10;&quot;Media&quot;;&quot;Bassa&quot;))" office:value-type="string" office:string-value="Bassa">
            <text:p>Bassa</text:p>
          </table:table-cell>
          <table:table-cell table:formula="of:=[.E7]*[.F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7">
            <text:p>1007</text:p>
          </table:table-cell>
          <table:table-cell office:value-type="string">
            <text:p>Mozzarella di Bufala DOP</text:p>
          </table:table-cell>
          <table:table-cell office:value-type="string">
            <text:p>Formaggio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8]&gt;20;&quot;Alta&quot;;IF([.F8]&gt;=10;&quot;Media&quot;;&quot;Bassa&quot;))" office:value-type="string" office:string-value="Bassa">
            <text:p>Bassa</text:p>
          </table:table-cell>
          <table:table-cell table:formula="of:=[.E8]*[.F8]" office:value-type="currency" office:currency="EUR" office:value="18">
            <text:p>€ 1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8">
            <text:p>1008</text:p>
          </table:table-cell>
          <table:table-cell office:value-type="string">
            <text:p>Salame Felino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6.5">
            <text:p>€ 1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9]&gt;20;&quot;Alta&quot;;IF([.F9]&gt;=10;&quot;Media&quot;;&quot;Bassa&quot;))" office:value-type="string" office:string-value="Media">
            <text:p>Media</text:p>
          </table:table-cell>
          <table:table-cell table:formula="of:=[.E9]*[.F9]" office:value-type="currency" office:currency="EUR" office:value="16.5">
            <text:p>€ 1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09">
            <text:p>1009</text:p>
          </table:table-cell>
          <table:table-cell office:value-type="string">
            <text:p>Pesto Genovese Fresco</text:p>
          </table:table-cell>
          <table:table-cell office:value-type="string">
            <text:p>Salsa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 table:formula="of:=IF([.F10]&gt;20;&quot;Alta&quot;;IF([.F10]&gt;=10;&quot;Media&quot;;&quot;Bassa&quot;))" office:value-type="string" office:string-value="Bassa">
            <text:p>Bassa</text:p>
          </table:table-cell>
          <table:table-cell table:formula="of:=[.E10]*[.F1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0">
            <text:p>1010</text:p>
          </table:table-cell>
          <table:table-cell office:value-type="string">
            <text:p>Miele di Acacia Biologico</text:p>
          </table:table-cell>
          <table:table-cell office:value-type="string">
            <text:p>Miel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11]&gt;20;&quot;Alta&quot;;IF([.F11]&gt;=10;&quot;Media&quot;;&quot;Bassa&quot;))" office:value-type="string" office:string-value="Media">
            <text:p>Media</text:p>
          </table:table-cell>
          <table:table-cell table:formula="of:=[.E11]*[.F11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1">
            <text:p>1011</text:p>
          </table:table-cell>
          <table:table-cell office:value-type="string">
            <text:p>Aceto Balsamico di Modena IGP</text:p>
          </table:table-cell>
          <table:table-cell office:value-type="string">
            <text:p>Condiment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5">
            <text:p>€ 25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12]&gt;20;&quot;Alta&quot;;IF([.F12]&gt;=10;&quot;Media&quot;;&quot;Bassa&quot;))" office:value-type="string" office:string-value="Alta">
            <text:p>Alta</text:p>
          </table:table-cell>
          <table:table-cell table:formula="of:=[.E12]*[.F12]" office:value-type="currency" office:currency="EUR" office:value="25">
            <text:p>€ 2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2">
            <text:p>1012</text:p>
          </table:table-cell>
          <table:table-cell office:value-type="string">
            <text:p>Olive Taggiasche Sott'olio</text:p>
          </table:table-cell>
          <table:table-cell office:value-type="string">
            <text:p>Conserva</text:p>
          </table:table-cell>
          <table:table-cell office:value-type="string">
            <text:p>Liguria</text:p>
          </table:table-cell>
          <table:table-cell office:value-type="float" office:value="3">
            <text:p>3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formula="of:=IF([.F13]&gt;20;&quot;Alta&quot;;IF([.F13]&gt;=10;&quot;Media&quot;;&quot;Bassa&quot;))" office:value-type="string" office:string-value="Bassa">
            <text:p>Bassa</text:p>
          </table:table-cell>
          <table:table-cell table:formula="of:=[.E13]*[.F13]" office:value-type="currency" office:currency="EUR" office:value="24">
            <text:p>€ 2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3">
            <text:p>1013</text:p>
          </table:table-cell>
          <table:table-cell office:value-type="string">
            <text:p>Prosecco Valdobbiadene DOCG</text:p>
          </table:table-cell>
          <table:table-cell office:value-type="string">
            <text:p>Vin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1.5">
            <text:p>€ 11,50</text:p>
          </table:table-cell>
          <table:table-cell office:value-type="string">
            <text:p>SI</text:p>
          </table:table-cell>
          <table:table-cell office:value-type="float" office:value="3">
            <text:p>3,00 </text:p>
          </table:table-cell>
          <table:table-cell table:formula="of:=IF([.F14]&gt;20;&quot;Alta&quot;;IF([.F14]&gt;=10;&quot;Media&quot;;&quot;Bassa&quot;))" office:value-type="string" office:string-value="Media">
            <text:p>Media</text:p>
          </table:table-cell>
          <table:table-cell table:formula="of:=[.E14]*[.F14]" office:value-type="currency" office:currency="EUR" office:value="23">
            <text:p>€ 2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4">
            <text:p>1014</text:p>
          </table:table-cell>
          <table:table-cell office:value-type="string">
            <text:p>Nduja Calabrese</text:p>
          </table:table-cell>
          <table:table-cell office:value-type="string">
            <text:p>Salum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formula="of:=IF([.F15]&gt;20;&quot;Alta&quot;;IF([.F15]&gt;=10;&quot;Media&quot;;&quot;Bassa&quot;))" office:value-type="string" office:string-value="Bassa">
            <text:p>Bassa</text:p>
          </table:table-cell>
          <table:table-cell table:formula="of:=[.E15]*[.F15]" office:value-type="currency" office:currency="EUR" office:value="9.5">
            <text:p>€ 9,50</text:p>
          </table:table-cell>
          <table:table-cell table:number-columns-repeated="1014"/>
        </table:table-row>
        <table:table-row table:style-name="ro1">
          <table:table-cell table:style-name="ce1" office:value-type="float" office:value="1015">
            <text:p>1015</text:p>
          </table:table-cell>
          <table:table-cell office:value-type="string">
            <text:p>Taralli Pugliesi</text:p>
          </table:table-cell>
          <table:table-cell office:value-type="string">
            <text:p>Forno</text:p>
          </table:table-cell>
          <table:table-cell office:value-type="string">
            <text:p>Puglia</text:p>
          </table:table-cell>
          <table:table-cell office:value-type="float" office:value="5">
            <text:p>5</text:p>
          </table:table-cell>
          <table:table-cell office:value-type="currency" office:currency="EUR" office:value="4">
            <text:p>€ 4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formula="of:=IF([.F16]&gt;20;&quot;Alta&quot;;IF([.F16]&gt;=10;&quot;Media&quot;;&quot;Bassa&quot;))" office:value-type="string" office:string-value="Bassa">
            <text:p>Bassa</text:p>
          </table:table-cell>
          <table:table-cell table:formula="of:=[.E16]*[.F16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6">
            <text:p>1016</text:p>
          </table:table-cell>
          <table:table-cell office:value-type="string">
            <text:p>Amaretti di Saronno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 table:formula="of:=IF([.F17]&gt;20;&quot;Alta&quot;;IF([.F17]&gt;=10;&quot;Media&quot;;&quot;Bassa&quot;))" office:value-type="string" office:string-value="Bassa">
            <text:p>Bassa</text:p>
          </table:table-cell>
          <table:table-cell table:formula="of:=[.E17]*[.F1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7">
            <text:p>1017</text:p>
          </table:table-cell>
          <table:table-cell office:value-type="string">
            <text:p>Gorgonzola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3">
            <text:p>€ 13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formula="of:=IF([.F18]&gt;20;&quot;Alta&quot;;IF([.F18]&gt;=10;&quot;Media&quot;;&quot;Bassa&quot;))" office:value-type="string" office:string-value="Media">
            <text:p>Media</text:p>
          </table:table-cell>
          <table:table-cell table:formula="of:=[.E18]*[.F18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8">
            <text:p>1018</text:p>
          </table:table-cell>
          <table:table-cell office:value-type="string">
            <text:p>Olio EVO Coratina</text:p>
          </table:table-cell>
          <table:table-cell office:value-type="string">
            <text:p>Olio</text:p>
          </table:table-cell>
          <table:table-cell office:value-type="string">
            <text:p>Pugl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formula="of:=IF([.F19]&gt;20;&quot;Alta&quot;;IF([.F19]&gt;=10;&quot;Media&quot;;&quot;Bassa&quot;))" office:value-type="string" office:string-value="Media">
            <text:p>Media</text:p>
          </table:table-cell>
          <table:table-cell table:formula="of:=[.E19]*[.F19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9">
            <text:p>1019</text:p>
          </table:table-cell>
          <table:table-cell office:value-type="string">
            <text:p>Caffè Torrefatto Artigianale</text:p>
          </table:table-cell>
          <table:table-cell office:value-type="string">
            <text:p>Bevanda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20]&gt;20;&quot;Alta&quot;;IF([.F20]&gt;=10;&quot;Media&quot;;&quot;Bassa&quot;))" office:value-type="string" office:string-value="Media">
            <text:p>Media</text:p>
          </table:table-cell>
          <table:table-cell table:formula="of:=[.E20]*[.F20]" office:value-type="currency" office:currency="EUR" office:value="21">
            <text:p>€ 2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0">
            <text:p>1020</text:p>
          </table:table-cell>
          <table:table-cell office:value-type="string">
            <text:p>Cantucci Toscani</text:p>
          </table:table-cell>
          <table:table-cell office:value-type="string">
            <text:p>Dolce</text:p>
          </table:table-cell>
          <table:table-cell office:value-type="string">
            <text:p>Toscana</text:p>
          </table:table-cell>
          <table:table-cell office:value-type="float" office:value="3">
            <text:p>3</text:p>
          </table:table-cell>
          <table:table-cell office:value-type="currency" office:currency="EUR" office:value="8.5">
            <text:p>€ 8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21]&gt;20;&quot;Alta&quot;;IF([.F21]&gt;=10;&quot;Media&quot;;&quot;Bassa&quot;))" office:value-type="string" office:string-value="Bassa">
            <text:p>Bassa</text:p>
          </table:table-cell>
          <table:table-cell table:formula="of:=[.E21]*[.F21]" office:value-type="currency" office:currency="EUR" office:value="25.5">
            <text:p>€ 2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21">
            <text:p>1021</text:p>
          </table:table-cell>
          <table:table-cell office:value-type="string">
            <text:p>Vino Barolo DOCG</text:p>
          </table:table-cell>
          <table:table-cell office:value-type="string">
            <text:p>Vino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35">
            <text:p>€ 35,00</text:p>
          </table:table-cell>
          <table:table-cell office:value-type="string">
            <text:p>NO</text:p>
          </table:table-cell>
          <table:table-cell office:value-type="float" office:value="1.5">
            <text:p>1,50 </text:p>
          </table:table-cell>
          <table:table-cell table:formula="of:=IF([.F22]&gt;20;&quot;Alta&quot;;IF([.F22]&gt;=10;&quot;Media&quot;;&quot;Bassa&quot;))" office:value-type="string" office:string-value="Alta">
            <text:p>Alta</text:p>
          </table:table-cell>
          <table:table-cell table:formula="of:=[.E22]*[.F22]" office:value-type="currency" office:currency="EUR" office:value="35">
            <text:p>€ 3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2">
            <text:p>1022</text:p>
          </table:table-cell>
          <table:table-cell office:value-type="string">
            <text:p>Pecorino Sardo Maturo</text:p>
          </table:table-cell>
          <table:table-cell office:value-type="string">
            <text:p>Formaggio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23]&gt;20;&quot;Alta&quot;;IF([.F23]&gt;=10;&quot;Media&quot;;&quot;Bassa&quot;))" office:value-type="string" office:string-value="Media">
            <text:p>Media</text:p>
          </table:table-cell>
          <table:table-cell table:formula="of:=[.E23]*[.F23]" office:value-type="currency" office:currency="EUR" office:value="19">
            <text:p>€ 1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3">
            <text:p>1023</text:p>
          </table:table-cell>
          <table:table-cell office:value-type="string">
            <text:p>Capperi di Pantelleria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 table:formula="of:=IF([.F24]&gt;20;&quot;Alta&quot;;IF([.F24]&gt;=10;&quot;Media&quot;;&quot;Bassa&quot;))" office:value-type="string" office:string-value="Bassa">
            <text:p>Bassa</text:p>
          </table:table-cell>
          <table:table-cell table:formula="of:=[.E24]*[.F24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4">
            <text:p>1024</text:p>
          </table:table-cell>
          <table:table-cell office:value-type="string">
            <text:p>Mostarda di Cremona</text:p>
          </table:table-cell>
          <table:table-cell office:value-type="string">
            <text:p>Conserva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 table:formula="of:=IF([.F25]&gt;20;&quot;Alta&quot;;IF([.F25]&gt;=10;&quot;Media&quot;;&quot;Bassa&quot;))" office:value-type="string" office:string-value="Bassa">
            <text:p>Bassa</text:p>
          </table:table-cell>
          <table:table-cell table:formula="of:=[.E25]*[.F25]" office:value-type="currency" office:currency="EUR" office:value="9">
            <text:p>€ 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5">
            <text:p>1025</text:p>
          </table:table-cell>
          <table:table-cell office:value-type="string">
            <text:p>Pasta Fresca all'Uovo</text:p>
          </table:table-cell>
          <table:table-cell office:value-type="string">
            <text:p>Pasta</text:p>
          </table:table-cell>
          <table:table-cell office:value-type="string">
            <text:p>Emilia-Romagna</text:p>
          </table:table-cell>
          <table:table-cell office:value-type="float" office:value="2">
            <text:p>2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26]&gt;20;&quot;Alta&quot;;IF([.F26]&gt;=10;&quot;Media&quot;;&quot;Bassa&quot;))" office:value-type="string" office:string-value="Bassa">
            <text:p>Bassa</text:p>
          </table:table-cell>
          <table:table-cell table:formula="of:=[.E26]*[.F26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6">
            <text:p>1026</text:p>
          </table:table-cell>
          <table:table-cell office:value-type="string">
            <text:p>Grappa Invecchiata</text:p>
          </table:table-cell>
          <table:table-cell office:value-type="string">
            <text:p>Liquore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27]&gt;20;&quot;Alta&quot;;IF([.F27]&gt;=10;&quot;Media&quot;;&quot;Bassa&quot;))" office:value-type="string" office:string-value="Alta">
            <text:p>Alta</text:p>
          </table:table-cell>
          <table:table-cell table:formula="of:=[.E27]*[.F27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7">
            <text:p>1027</text:p>
          </table:table-cell>
          <table:table-cell office:value-type="string">
            <text:p>Olio EVO Siciliano</text:p>
          </table:table-cell>
          <table:table-cell office:value-type="string">
            <text:p>Olio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NO</text:p>
          </table:table-cell>
          <table:table-cell office:value-type="float" office:value="2.3">
            <text:p>2,30 </text:p>
          </table:table-cell>
          <table:table-cell table:formula="of:=IF([.F28]&gt;20;&quot;Alta&quot;;IF([.F28]&gt;=10;&quot;Media&quot;;&quot;Bassa&quot;))" office:value-type="string" office:string-value="Media">
            <text:p>Media</text:p>
          </table:table-cell>
          <table:table-cell table:formula="of:=[.E28]*[.F28]" office:value-type="currency" office:currency="EUR" office:value="42">
            <text:p>€ 4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8">
            <text:p>1028</text:p>
          </table:table-cell>
          <table:table-cell office:value-type="string">
            <text:p>Culurgiones Ogliastrini</text:p>
          </table:table-cell>
          <table:table-cell office:value-type="string">
            <text:p>Pasta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formula="of:=IF([.F29]&gt;20;&quot;Alta&quot;;IF([.F29]&gt;=10;&quot;Media&quot;;&quot;Bassa&quot;))" office:value-type="string" office:string-value="Media">
            <text:p>Media</text:p>
          </table:table-cell>
          <table:table-cell table:formula="of:=[.E29]*[.F29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9">
            <text:p>1029</text:p>
          </table:table-cell>
          <table:table-cell office:value-type="string">
            <text:p>Panettone Artigianale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formula="of:=IF([.F30]&gt;20;&quot;Alta&quot;;IF([.F30]&gt;=10;&quot;Media&quot;;&quot;Bassa&quot;))" office:value-type="string" office:string-value="Media">
            <text:p>Media</text:p>
          </table:table-cell>
          <table:table-cell table:formula="of:=[.E30]*[.F30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0">
            <text:p>1030</text:p>
          </table:table-cell>
          <table:table-cell office:value-type="string">
            <text:p>Mirto di Sardegna</text:p>
          </table:table-cell>
          <table:table-cell office:value-type="string">
            <text:p>Liquore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7.5">
            <text:p>€ 17,50</text:p>
          </table:table-cell>
          <table:table-cell office:value-type="string">
            <text:p>NO</text:p>
          </table:table-cell>
          <table:table-cell office:value-type="float" office:value="1.4">
            <text:p>1,40 </text:p>
          </table:table-cell>
          <table:table-cell table:formula="of:=IF([.F31]&gt;20;&quot;Alta&quot;;IF([.F31]&gt;=10;&quot;Media&quot;;&quot;Bassa&quot;))" office:value-type="string" office:string-value="Media">
            <text:p>Media</text:p>
          </table:table-cell>
          <table:table-cell table:formula="of:=[.E31]*[.F31]" office:value-type="currency" office:currency="EUR" office:value="17.5">
            <text:p>€ 17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1">
            <text:p>1031</text:p>
          </table:table-cell>
          <table:table-cell office:value-type="string">
            <text:p>Pomodori Secchi Sott'olio</text:p>
          </table:table-cell>
          <table:table-cell office:value-type="string">
            <text:p>Conserva</text:p>
          </table:table-cell>
          <table:table-cell office:value-type="string">
            <text:p>Calabria</text:p>
          </table:table-cell>
          <table:table-cell office:value-type="float" office:value="2">
            <text:p>2</text:p>
          </table:table-cell>
          <table:table-cell office:value-type="currency" office:currency="EUR" office:value="6.8">
            <text:p>€ 6,8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32]&gt;20;&quot;Alta&quot;;IF([.F32]&gt;=10;&quot;Media&quot;;&quot;Bassa&quot;))" office:value-type="string" office:string-value="Bassa">
            <text:p>Bassa</text:p>
          </table:table-cell>
          <table:table-cell table:formula="of:=[.E32]*[.F32]" office:value-type="currency" office:currency="EUR" office:value="13.6">
            <text:p>€ 13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2">
            <text:p>1032</text:p>
          </table:table-cell>
          <table:table-cell office:value-type="string">
            <text:p>Vino Nero d'Avola</text:p>
          </table:table-cell>
          <table:table-cell office:value-type="string">
            <text:p>Vino</text:p>
          </table:table-cell>
          <table:table-cell office:value-type="string">
            <text:p>Sicilia</text:p>
          </table:table-cell>
          <table:table-cell office:value-type="float" office:value="4">
            <text:p>4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6">
            <text:p>6,00 </text:p>
          </table:table-cell>
          <table:table-cell table:formula="of:=IF([.F33]&gt;20;&quot;Alta&quot;;IF([.F33]&gt;=10;&quot;Media&quot;;&quot;Bassa&quot;))" office:value-type="string" office:string-value="Bassa">
            <text:p>Bassa</text:p>
          </table:table-cell>
          <table:table-cell table:formula="of:=[.E33]*[.F33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3">
            <text:p>1033</text:p>
          </table:table-cell>
          <table:table-cell office:value-type="string">
            <text:p>Prosciutto di Parma DO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formula="of:=IF([.F34]&gt;20;&quot;Alta&quot;;IF([.F34]&gt;=10;&quot;Media&quot;;&quot;Bassa&quot;))" office:value-type="string" office:string-value="Alta">
            <text:p>Alta</text:p>
          </table:table-cell>
          <table:table-cell table:formula="of:=[.E34]*[.F34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4">
            <text:p>1034</text:p>
          </table:table-cell>
          <table:table-cell office:value-type="string">
            <text:p>Formaggio Asiago DOP</text:p>
          </table:table-cell>
          <table:table-cell office:value-type="string">
            <text:p>Formaggi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formula="of:=IF([.F35]&gt;20;&quot;Alta&quot;;IF([.F35]&gt;=10;&quot;Media&quot;;&quot;Bassa&quot;))" office:value-type="string" office:string-value="Media">
            <text:p>Media</text:p>
          </table:table-cell>
          <table:table-cell table:formula="of:=[.E35]*[.F35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5">
            <text:p>1035</text:p>
          </table:table-cell>
          <table:table-cell office:value-type="string">
            <text:p>Cioccolato di Modica IGP</text:p>
          </table:table-cell>
          <table:table-cell office:value-type="string">
            <text:p>Dolce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7.2">
            <text:p>€ 7,2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formula="of:=IF([.F36]&gt;20;&quot;Alta&quot;;IF([.F36]&gt;=10;&quot;Media&quot;;&quot;Bassa&quot;))" office:value-type="string" office:string-value="Bassa">
            <text:p>Bassa</text:p>
          </table:table-cell>
          <table:table-cell table:formula="of:=[.E36]*[.F36]" office:value-type="currency" office:currency="EUR" office:value="21.6">
            <text:p>€ 21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6">
            <text:p>1036</text:p>
          </table:table-cell>
          <table:table-cell office:value-type="string">
            <text:p>Olio EVO Umbro</text:p>
          </table:table-cell>
          <table:table-cell office:value-type="string">
            <text:p>Olio</text:p>
          </table:table-cell>
          <table:table-cell office:value-type="string">
            <text:p>Umbria</text:p>
          </table:table-cell>
          <table:table-cell office:value-type="float" office:value="1">
            <text:p>1</text:p>
          </table:table-cell>
          <table:table-cell office:value-type="currency" office:currency="EUR" office:value="15.5">
            <text:p>€ 15,5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formula="of:=IF([.F37]&gt;20;&quot;Alta&quot;;IF([.F37]&gt;=10;&quot;Media&quot;;&quot;Bassa&quot;))" office:value-type="string" office:string-value="Media">
            <text:p>Media</text:p>
          </table:table-cell>
          <table:table-cell table:formula="of:=[.E37]*[.F37]" office:value-type="currency" office:currency="EUR" office:value="15.5">
            <text:p>€ 1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7">
            <text:p>1037</text:p>
          </table:table-cell>
          <table:table-cell office:value-type="string">
            <text:p>Speck Alto Adige IGP</text:p>
          </table:table-cell>
          <table:table-cell office:value-type="string">
            <text:p>Salume</text:p>
          </table:table-cell>
          <table:table-cell office:value-type="string">
            <text:p>Trentino-Alto Adige</text:p>
          </table:table-cell>
          <table:table-cell office:value-type="float" office:value="1">
            <text:p>1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38]&gt;20;&quot;Alta&quot;;IF([.F38]&gt;=10;&quot;Media&quot;;&quot;Bassa&quot;))" office:value-type="string" office:string-value="Media">
            <text:p>Media</text:p>
          </table:table-cell>
          <table:table-cell table:formula="of:=[.E38]*[.F38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Lenticchie di Castelluccio IGP</text:p>
          </table:table-cell>
          <table:table-cell office:value-type="string">
            <text:p>Legume</text:p>
          </table:table-cell>
          <table:table-cell office:value-type="string">
            <text:p>Umbria</text:p>
          </table:table-cell>
          <table:table-cell office:value-type="float" office:value="2">
            <text:p>2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 table:formula="of:=IF([.F39]&gt;20;&quot;Alta&quot;;IF([.F39]&gt;=10;&quot;Media&quot;;&quot;Bassa&quot;))" office:value-type="string" office:string-value="Bassa">
            <text:p>Bassa</text:p>
          </table:table-cell>
          <table:table-cell table:formula="of:=[.E39]*[.F39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9">
            <text:p>1039</text:p>
          </table:table-cell>
          <table:table-cell office:value-type="string">
            <text:p>Vino Primitivo di Manduria</text:p>
          </table:table-cell>
          <table:table-cell office:value-type="string">
            <text:p>Vino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NO</text:p>
          </table:table-cell>
          <table:table-cell office:value-type="float" office:value="4.5">
            <text:p>4,50 </text:p>
          </table:table-cell>
          <table:table-cell table:formula="of:=IF([.F40]&gt;20;&quot;Alta&quot;;IF([.F40]&gt;=10;&quot;Media&quot;;&quot;Bassa&quot;))" office:value-type="string" office:string-value="Media">
            <text:p>Media</text:p>
          </table:table-cell>
          <table:table-cell table:formula="of:=[.E40]*[.F40]" office:value-type="currency" office:currency="EUR" office:value="31.5">
            <text:p>€ 31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0">
            <text:p>1040</text:p>
          </table:table-cell>
          <table:table-cell office:value-type="string">
            <text:p>Biscotti Savoiardi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4">
            <text:p>4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41]&gt;20;&quot;Alta&quot;;IF([.F41]&gt;=10;&quot;Media&quot;;&quot;Bassa&quot;))" office:value-type="string" office:string-value="Bassa">
            <text:p>Bassa</text:p>
          </table:table-cell>
          <table:table-cell table:formula="of:=[.E41]*[.F41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1">
            <text:p>1041</text:p>
          </table:table-cell>
          <table:table-cell office:value-type="string">
            <text:p>Pecorino Romano DOP</text:p>
          </table:table-cell>
          <table:table-cell office:value-type="string">
            <text:p>Formaggio</text:p>
          </table:table-cell>
          <table:table-cell office:value-type="string">
            <text:p>Lazio</text:p>
          </table:table-cell>
          <table:table-cell office:value-type="float" office:value="1">
            <text:p>1</text:p>
          </table:table-cell>
          <table:table-cell office:value-type="currency" office:currency="EUR" office:value="17">
            <text:p>€ 17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42]&gt;20;&quot;Alta&quot;;IF([.F42]&gt;=10;&quot;Media&quot;;&quot;Bassa&quot;))" office:value-type="string" office:string-value="Media">
            <text:p>Media</text:p>
          </table:table-cell>
          <table:table-cell table:formula="of:=[.E42]*[.F42]" office:value-type="currency" office:currency="EUR" office:value="17">
            <text:p>€ 1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2">
            <text:p>1042</text:p>
          </table:table-cell>
          <table:table-cell office:value-type="string">
            <text:p>Sugo Pronto Artigianale</text:p>
          </table:table-cell>
          <table:table-cell office:value-type="string">
            <text:p>Sals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4.8">
            <text:p>€ 4,80</text:p>
          </table:table-cell>
          <table:table-cell office:value-type="string">
            <text:p>NO</text:p>
          </table:table-cell>
          <table:table-cell office:value-type="float" office:value="0.8">
            <text:p>0,80 </text:p>
          </table:table-cell>
          <table:table-cell table:formula="of:=IF([.F43]&gt;20;&quot;Alta&quot;;IF([.F43]&gt;=10;&quot;Media&quot;;&quot;Bassa&quot;))" office:value-type="string" office:string-value="Bassa">
            <text:p>Bassa</text:p>
          </table:table-cell>
          <table:table-cell table:formula="of:=[.E43]*[.F43]" office:value-type="currency" office:currency="EUR" office:value="9.6">
            <text:p>€ 9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3">
            <text:p>1043</text:p>
          </table:table-cell>
          <table:table-cell office:value-type="string">
            <text:p>Olio EVO Toscano IGP</text:p>
          </table:table-cell>
          <table:table-cell office:value-type="string">
            <text:p>Olio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44]&gt;20;&quot;Alta&quot;;IF([.F44]&gt;=10;&quot;Media&quot;;&quot;Bassa&quot;))" office:value-type="string" office:string-value="Media">
            <text:p>Media</text:p>
          </table:table-cell>
          <table:table-cell table:formula="of:=[.E44]*[.F44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4">
            <text:p>1044</text:p>
          </table:table-cell>
          <table:table-cell office:value-type="string">
            <text:p>Confettura Extra di Agrumi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1">
            <text:p>1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formula="of:=IF([.F45]&gt;20;&quot;Alta&quot;;IF([.F45]&gt;=10;&quot;Media&quot;;&quot;Bassa&quot;))" office:value-type="string" office:string-value="Bassa">
            <text:p>Bassa</text:p>
          </table:table-cell>
          <table:table-cell table:formula="of:=[.E45]*[.F45]" office:value-type="currency" office:currency="EUR" office:value="6.5">
            <text:p>€ 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5">
            <text:p>1045</text:p>
          </table:table-cell>
          <table:table-cell office:value-type="string">
            <text:p>Vino Aglianico del Vulture</text:p>
          </table:table-cell>
          <table:table-cell office:value-type="string">
            <text:p>Vino</text:p>
          </table:table-cell>
          <table:table-cell office:value-type="string">
            <text:p>Basilicata</text:p>
          </table:table-cell>
          <table:table-cell office:value-type="float" office:value="2">
            <text:p>2</text:p>
          </table:table-cell>
          <table:table-cell office:value-type="currency" office:currency="EUR" office:value="13.5">
            <text:p>€ 13,5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 table:formula="of:=IF([.F46]&gt;20;&quot;Alta&quot;;IF([.F46]&gt;=10;&quot;Media&quot;;&quot;Bassa&quot;))" office:value-type="string" office:string-value="Media">
            <text:p>Media</text:p>
          </table:table-cell>
          <table:table-cell table:formula="of:=[.E46]*[.F46]" office:value-type="currency" office:currency="EUR" office:value="27">
            <text:p>€ 2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6">
            <text:p>1046</text:p>
          </table:table-cell>
          <table:table-cell office:value-type="string">
            <text:p>Funghi Porcini Secchi</text:p>
          </table:table-cell>
          <table:table-cell office:value-type="string">
            <text:p>Conserva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22.5">
            <text:p>€ 22,50</text:p>
          </table:table-cell>
          <table:table-cell office:value-type="string">
            <text:p>SI</text:p>
          </table:table-cell>
          <table:table-cell office:value-type="float" office:value="0.3">
            <text:p>0,30 </text:p>
          </table:table-cell>
          <table:table-cell table:formula="of:=IF([.F47]&gt;20;&quot;Alta&quot;;IF([.F47]&gt;=10;&quot;Media&quot;;&quot;Bassa&quot;))" office:value-type="string" office:string-value="Alta">
            <text:p>Alta</text:p>
          </table:table-cell>
          <table:table-cell table:formula="of:=[.E47]*[.F47]" office:value-type="currency" office:currency="EUR" office:value="22.5">
            <text:p>€ 2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7">
            <text:p>1047</text:p>
          </table:table-cell>
          <table:table-cell office:value-type="string">
            <text:p>Taleggio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48]&gt;20;&quot;Alta&quot;;IF([.F48]&gt;=10;&quot;Media&quot;;&quot;Bassa&quot;))" office:value-type="string" office:string-value="Media">
            <text:p>Media</text:p>
          </table:table-cell>
          <table:table-cell table:formula="of:=[.E48]*[.F48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8">
            <text:p>1048</text:p>
          </table:table-cell>
          <table:table-cell office:value-type="string">
            <text:p>Pasta Integrale Biologica</text:p>
          </table:table-cell>
          <table:table-cell office:value-type="string">
            <text:p>Pasta</text:p>
          </table:table-cell>
          <table:table-cell office:value-type="string">
            <text:p>Marche</text:p>
          </table:table-cell>
          <table:table-cell office:value-type="float" office:value="3">
            <text:p>3</text:p>
          </table:table-cell>
          <table:table-cell office:value-type="currency" office:currency="EUR" office:value="4.2">
            <text:p>€ 4,20</text:p>
          </table:table-cell>
          <table:table-cell office:value-type="string">
            <text:p>NO</text:p>
          </table:table-cell>
          <table:table-cell office:value-type="float" office:value="1.6">
            <text:p>1,60 </text:p>
          </table:table-cell>
          <table:table-cell table:formula="of:=IF([.F49]&gt;20;&quot;Alta&quot;;IF([.F49]&gt;=10;&quot;Media&quot;;&quot;Bassa&quot;))" office:value-type="string" office:string-value="Bassa">
            <text:p>Bassa</text:p>
          </table:table-cell>
          <table:table-cell table:formula="of:=[.E49]*[.F49]" office:value-type="currency" office:currency="EUR" office:value="12.6">
            <text:p>€ 12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9">
            <text:p>1049</text:p>
          </table:table-cell>
          <table:table-cell office:value-type="string">
            <text:p>Liquore alla Liquirizia</text:p>
          </table:table-cell>
          <table:table-cell office:value-type="string">
            <text:p>Liquor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50]&gt;20;&quot;Alta&quot;;IF([.F50]&gt;=10;&quot;Media&quot;;&quot;Bassa&quot;))" office:value-type="string" office:string-value="Media">
            <text:p>Media</text:p>
          </table:table-cell>
          <table:table-cell table:formula="of:=[.E50]*[.F50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0">
            <text:p>1050</text:p>
          </table:table-cell>
          <table:table-cell office:value-type="string">
            <text:p>Grissini Stirati a Mano</text:p>
          </table:table-cell>
          <table:table-cell office:value-type="string">
            <text:p>Forno</text:p>
          </table:table-cell>
          <table:table-cell office:value-type="string">
            <text:p>Piemonte</text:p>
          </table:table-cell>
          <table:table-cell office:value-type="float" office:value="3">
            <text:p>3</text:p>
          </table:table-cell>
          <table:table-cell office:value-type="currency" office:currency="EUR" office:value="3.8">
            <text:p>€ 3,8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 table:formula="of:=IF([.F51]&gt;20;&quot;Alta&quot;;IF([.F51]&gt;=10;&quot;Media&quot;;&quot;Bassa&quot;))" office:value-type="string" office:string-value="Bassa">
            <text:p>Bassa</text:p>
          </table:table-cell>
          <table:table-cell table:formula="of:=[.E51]*[.F51]" office:value-type="currency" office:currency="EUR" office:value="11.4">
            <text:p>€ 11,40</text:p>
          </table:table-cell>
          <table:table-cell table:number-columns-repeated="1014"/>
        </table:table-row>
        <table:table-row table:style-name="ro1">
          <table:table-cell table:style-name="ce1" office:value-type="float" office:value="1051">
            <text:p>1051</text:p>
          </table:table-cell>
          <table:table-cell office:value-type="string">
            <text:p>Olio EVO Garda DOP</text:p>
          </table:table-cell>
          <table:table-cell office:value-type="string">
            <text:p>Olio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formula="of:=IF([.F52]&gt;20;&quot;Alta&quot;;IF([.F52]&gt;=10;&quot;Media&quot;;&quot;Bassa&quot;))" office:value-type="string" office:string-value="Media">
            <text:p>Media</text:p>
          </table:table-cell>
          <table:table-cell table:formula="of:=[.E52]*[.F52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2">
            <text:p>1052</text:p>
          </table:table-cell>
          <table:table-cell office:value-type="string">
            <text:p>Fontina DOP</text:p>
          </table:table-cell>
          <table:table-cell office:value-type="string">
            <text:p>Formaggio</text:p>
          </table:table-cell>
          <table:table-cell office:value-type="string">
            <text:p>Valle d'Aost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formula="of:=IF([.F53]&gt;20;&quot;Alta&quot;;IF([.F53]&gt;=10;&quot;Media&quot;;&quot;Bassa&quot;))" office:value-type="string" office:string-value="Media">
            <text:p>Media</text:p>
          </table:table-cell>
          <table:table-cell table:formula="of:=[.E53]*[.F53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3">
            <text:p>1053</text:p>
          </table:table-cell>
          <table:table-cell office:value-type="string">
            <text:p>Passata di Pomodoro Bio</text:p>
          </table:table-cell>
          <table:table-cell office:value-type="string">
            <text:p>Conserv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2.5">
            <text:p>€ 2,50</text:p>
          </table:table-cell>
          <table:table-cell office:value-type="string">
            <text:p>SI</text:p>
          </table:table-cell>
          <table:table-cell office:value-type="float" office:value="2.8">
            <text:p>2,80 </text:p>
          </table:table-cell>
          <table:table-cell table:formula="of:=IF([.F54]&gt;20;&quot;Alta&quot;;IF([.F54]&gt;=10;&quot;Media&quot;;&quot;Bassa&quot;))" office:value-type="string" office:string-value="Bassa">
            <text:p>Bassa</text:p>
          </table:table-cell>
          <table:table-cell table:formula="of:=[.E54]*[.F54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4">
            <text:p>1054</text:p>
          </table:table-cell>
          <table:table-cell office:value-type="string">
            <text:p>Vino Montepulciano d'Abruzzo</text:p>
          </table:table-cell>
          <table:table-cell office:value-type="string">
            <text:p>Vino</text:p>
          </table:table-cell>
          <table:table-cell office:value-type="string">
            <text:p>Abruzzo</text:p>
          </table:table-cell>
          <table:table-cell office:value-type="float" office:value="6">
            <text:p>6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9">
            <text:p>9,00 </text:p>
          </table:table-cell>
          <table:table-cell table:formula="of:=IF([.F55]&gt;20;&quot;Alta&quot;;IF([.F55]&gt;=10;&quot;Media&quot;;&quot;Bassa&quot;))" office:value-type="string" office:string-value="Bassa">
            <text:p>Bassa</text:p>
          </table:table-cell>
          <table:table-cell table:formula="of:=[.E55]*[.F55]" office:value-type="currency" office:currency="EUR" office:value="48">
            <text:p>€ 4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5">
            <text:p>1055</text:p>
          </table:table-cell>
          <table:table-cell office:value-type="string">
            <text:p>Marmellata di Arance Rosse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56]&gt;20;&quot;Alta&quot;;IF([.F56]&gt;=10;&quot;Media&quot;;&quot;Bassa&quot;))" office:value-type="string" office:string-value="Bassa">
            <text:p>Bassa</text:p>
          </table:table-cell>
          <table:table-cell table:formula="of:=[.E56]*[.F56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6">
            <text:p>1056</text:p>
          </table:table-cell>
          <table:table-cell office:value-type="string">
            <text:p>Cotechino Modena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2.5">
            <text:p>€ 12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57]&gt;20;&quot;Alta&quot;;IF([.F57]&gt;=10;&quot;Media&quot;;&quot;Bassa&quot;))" office:value-type="string" office:string-value="Media">
            <text:p>Media</text:p>
          </table:table-cell>
          <table:table-cell table:formula="of:=[.E57]*[.F57]" office:value-type="currency" office:currency="EUR" office:value="12.5">
            <text:p>€ 1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57">
            <text:p>1057</text:p>
          </table:table-cell>
          <table:table-cell office:value-type="string">
            <text:p>Birra Artigianale Ambrata</text:p>
          </table:table-cell>
          <table:table-cell office:value-type="string">
            <text:p>Bevanda</text:p>
          </table:table-cell>
          <table:table-cell office:value-type="string">
            <text:p>Lombardia</text:p>
          </table:table-cell>
          <table:table-cell office:value-type="float" office:value="3">
            <text:p>3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NO</text:p>
          </table:table-cell>
          <table:table-cell office:value-type="float" office:value="2.5">
            <text:p>2,50 </text:p>
          </table:table-cell>
          <table:table-cell table:formula="of:=IF([.F58]&gt;20;&quot;Alta&quot;;IF([.F58]&gt;=10;&quot;Media&quot;;&quot;Bassa&quot;))" office:value-type="string" office:string-value="Bassa">
            <text:p>Bassa</text:p>
          </table:table-cell>
          <table:table-cell table:formula="of:=[.E58]*[.F58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8">
            <text:p>1058</text:p>
          </table:table-cell>
          <table:table-cell office:value-type="string">
            <text:p>Crema di Nocciole Piemonte IGP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9.8">
            <text:p>€ 9,8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 table:formula="of:=IF([.F59]&gt;20;&quot;Alta&quot;;IF([.F59]&gt;=10;&quot;Media&quot;;&quot;Bassa&quot;))" office:value-type="string" office:string-value="Bassa">
            <text:p>Bassa</text:p>
          </table:table-cell>
          <table:table-cell table:formula="of:=[.E59]*[.F59]" office:value-type="currency" office:currency="EUR" office:value="9.8">
            <text:p>€ 9,80</text:p>
          </table:table-cell>
          <table:table-cell table:number-columns-repeated="1014"/>
        </table:table-row>
        <table:table-row table:style-name="ro1">
          <table:table-cell table:style-name="ce1" office:value-type="float" office:value="1059">
            <text:p>1059</text:p>
          </table:table-cell>
          <table:table-cell office:value-type="string">
            <text:p>Farina di Castagne della Garfagnana</text:p>
          </table:table-cell>
          <table:table-cell office:value-type="string">
            <text:p>Farin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60]&gt;20;&quot;Alta&quot;;IF([.F60]&gt;=10;&quot;Media&quot;;&quot;Bassa&quot;))" office:value-type="string" office:string-value="Bassa">
            <text:p>Bassa</text:p>
          </table:table-cell>
          <table:table-cell table:formula="of:=[.E60]*[.F6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60">
            <text:p>1060</text:p>
          </table:table-cell>
          <table:table-cell office:value-type="string">
            <text:p>Vino Vermentino di Sardegna</text:p>
          </table:table-cell>
          <table:table-cell office:value-type="string">
            <text:p>Vino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 table:formula="of:=IF([.F61]&gt;20;&quot;Alta&quot;;IF([.F61]&gt;=10;&quot;Media&quot;;&quot;Bassa&quot;))" office:value-type="string" office:string-value="Media">
            <text:p>Media</text:p>
          </table:table-cell>
          <table:table-cell table:formula="of:=[.E61]*[.F61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</number:text>
    </number:number-style>
    <number:number-style style:name="N106P1" style:volatile="true">
      <number:text>-</number:text>
      <number:number number:decimal-places="2" number:min-integer-digits="1" number:grouping="true"/>
      <number:text> </number:text>
    </number:number-style>
    <number:number-style style:name="N106P2" style:volatile="true">
      <number:text> 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2" number:min-integer-digits="1" number:grouping="true"/>
      <number:text> € </number:text>
    </number:number-style>
    <number:number-style style:name="N110P1" style:volatile="true">
      <number:text>-</number:text>
      <number:number number:decimal-places="2" number:min-integer-digits="1" number:grouping="true"/>
      <number:text> € </number:text>
    </number:number-style>
    <number:number-style style:name="N110P2" style:volatile="true">
      <number:text> -</number:text>
      <number:number number:decimal-places="0" number:min-integer-digits="0"/>
      <number:text> €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2P0"/>
    </number:currency-style>
    <number:number-style style:name="N8000" number:language="it" number:country="IT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-</number:text>
      <number:number number:decimal-places="2" number:min-integer-digits="1" number:grouping="true"/>
      <number:text> </number:text>
      <style:map style:condition="value()&gt;=0" style:apply-style-name="N117P0"/>
    </number:number-style>
    <number:percentage-style style:name="N118">
      <number:number number:decimal-places="3" number:min-integer-digits="1"/>
      <number:text>%</number:text>
    </number:percentage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time-style style:name="N8129" number:language="it" number:country="IT">
      <number:minutes number:style="long"/>
      <number:text>.</number:text>
      <number:seconds number:style="long"/>
    </number:time-style>
    <number:time-style style:name="N8130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1" number:language="it" number:country="IT">
      <number:minutes number:style="long"/>
      <number:text>.</number:text>
      <number:seconds number:style="long" number:decimal-places="1"/>
    </number:time-style>
    <number:number-style style:name="N8132" number:language="it" number:country="IT">
      <number:scientific-number number:decimal-places="1" number:min-integer-digits="3" number:min-exponent-digits="1"/>
    </number:number-style>
    <number:currency-style style:name="N8133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0"/>
    <style:style style:name="Excel_20_Built-in_20_Comma" style:display-name="Excel Built-in Comma" style:family="table-cell" style:parent-style-name="Excel_20_Built-in_20_Normal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5">15/05/2025</text:date>, <text:time>17.25.5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5T17:25:54</dc:date>
    <meta:generator>OpenOffice/4.1.15$Unix OpenOffice.org_project/4115m2$Build-9813</meta:generator>
    <meta:editing-duration>PT29S</meta:editing-duration>
    <meta:editing-cycles>1</meta:editing-cycles>
    <meta:document-statistic meta:table-count="1" meta:cell-count="615" meta:object-count="0"/>
  </office:meta>
</office:document-meta>
</file>